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8DA2B0000521A00007424B7F06AC35E402717.svg" manifest:media-type="image/svg+xml"/>
  <manifest:file-entry manifest:full-path="Pictures/1000020100000252000003491635F7550877CF1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2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1635F7550877CF18.png" xlink:type="simple" xlink:show="embed" xlink:actuate="onLoad"/>
    <draw:fill-image draw:name="convention6" xlink:href="Pictures/1008DA2B0000521A00007424B7F06AC35E402717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6" style:repeat="stretch" draw:fill-image-ref-point="top-left" style:footnote-max-height="0cm">
        <style:background-image xlink:href="Pictures/1008DA2B0000521A00007424B7F06AC35E402717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6:19.507472064</dc:date>
    <meta:editing-duration>PT1H10M18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